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2.39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6"/>
        <table:table-column table:style-name="co4" table:default-cell-style-name="ce4"/>
        <table:table-column table:style-name="co4" table:default-cell-style-name="ce6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mbai Indians (MI) Vs Chennai Super Kings (CSK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29 March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hi Capitals (DC) Vs Kings XI Punjab (KXIP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30 March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oyal Challengers Bangalore (RCB) Vs Kolkata Knight Riders (KKR)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31 March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n Risers Hyderabad (SRH) Vs Mumbai Indians (MI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1 April 202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nnai Super Kings (CSK) Vs Rajasthan Royals (RR)</text:p>
          </table:table-cell>
          <table:table-cell office:value-type="string" calcext:value-type="string">
            <text:p>M.A.Chidambaram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2 April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lkata Knight Riders (KKR) Vs Delhi Capitals (DC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3 April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ngs XI Punjab (KXIP) Vs Sun Risers Hyderabad (SRH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4 April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mbai Indians (MI) Vs Royal Challengers Bangalore (RCB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5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jasthan Royals (RR) Vs Delhi Capitals (DC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5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olkata Knight Riders (KKR) Vs Chennai Super Kings (CSK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6 April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oyal Challengers Bangalore (RCB) Vs Sun Risers Hyderabad (SRH)</text:p>
          </table:table-cell>
          <table:table-cell office:value-type="string" calcext:value-type="string">
            <text:p>Sheikh Zayed Cricket Stadium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bu Dhabi.</text:p>
          </table:table-cell>
          <table:table-cell office:value-type="string" calcext:value-type="string">
            <text:p>7 April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ngs XI Punjab (KXIP) Vs Mumbai Indians (MI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8 April 202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jasthan Royals (RR) Vs Kolkata Knight Riders (KKR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9 April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lhi Capitals (DC) Vs Royal Challengers Bangalore (RCB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10 April 20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nnai Super Kings (CSK) Vs Kings XI Punjab (KXIP)</text:p>
          </table:table-cell>
          <table:table-cell office:value-type="string" calcext:value-type="string">
            <text:p>M.A.Chidambaram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11 April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n Risers Hyderabad (SRH) Vs Rajasthan Royals (RR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12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olkata Knight Riders (KKR) Vs Mumbai Indians (MI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12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lhi Capitals (DC) Vs Chennai Super Kings (CSK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13 April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ngs XI Punjab (KXIP) Vs Royal Challengers Bangalore (RCB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14 April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mbai Indians (MI) Vs Rajasthan Royals (RR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15 April 202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n Risers Hyderabad (SRH) Vs Kolkata Knight Riders (KKR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16 April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ings XI Punjab (KXIP) Vs Chennai Super Kings (CSK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17 April 20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yal Challengers Bangalore (RCB) Vs Rajasthan Royals (RR)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.</text:p>
          </table:table-cell>
          <table:table-cell office:value-type="string" calcext:value-type="string">
            <text:p>18 April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lhi Capitals (DC) Vs Kolkata Knight Riders (KKR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19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nnai Super Kings (CSK) Vs Sun Risers Hyderabad (SRH)</text:p>
          </table:table-cell>
          <table:table-cell office:value-type="string" calcext:value-type="string">
            <text:p>M.A.Chidambaram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19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umbai Indians (MI) Vs Kings XI Punjab (KXIP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20 April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jasthan Royals (RR) Vs Sun Risers Hyderabad (SRH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21 April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yal Challengers Bangalore (RCB) Vs Delhi Capitals (DC)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.</text:p>
          </table:table-cell>
          <table:table-cell office:value-type="string" calcext:value-type="string">
            <text:p>22 April 202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lkata Knight Riders (KKR) Vs Kings XI Punjab (KXIP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23 April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ennai Super Kings (CSK) Vs Mumbai Indians (MI)</text:p>
          </table:table-cell>
          <table:table-cell office:value-type="string" calcext:value-type="string">
            <text:p>M.A.Chidambaram Chepauk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.</text:p>
          </table:table-cell>
          <table:table-cell office:value-type="string" calcext:value-type="string">
            <text:p>24 April 20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jasthan Royals (RR) Vs Royal Challengers Bangalore (RCB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25 April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ngs XI Punjab (KXIP) Vs Kolkata Knight Riders (KKR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26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n Risers Hyderabad (SRH) Vs Delhi Capitals (DC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26 April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hennai Super Kings (CSK) Vs Royal Challengers Bangalore (RCB)</text:p>
          </table:table-cell>
          <table:table-cell office:value-type="string" calcext:value-type="string">
            <text:p>M.A.Chidambaram Chepauk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.</text:p>
          </table:table-cell>
          <table:table-cell office:value-type="string" calcext:value-type="string">
            <text:p>27 April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mbai Indians (MI) Vs Kolkata Knight Riders (KKR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28 April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jasthan Royals (RR) Vs Kings XI Punjab (KXIP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29 April 202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n Risers Hyderabad (SRH) Vs Chennai Super Kings (CSK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30 April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mbai Indians (MI) Vs Delhi Capitals (DC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1 May 20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olkata Knight Riders (KKR) Vs Rajasthan Royals (RR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2 May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yal Challengers Bangalore (RCB) Vs Kings XI Punjab (KXIP)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.</text:p>
          </table:table-cell>
          <table:table-cell office:value-type="string" calcext:value-type="string">
            <text:p>3 May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lhi Capitals (DC) Vs Sun Risers Hyderabad (SRH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3 May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jasthan Royals (RR) Vs Chennai Super Kings (CSK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4 May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n Risers Hyderabad (SRH) Vs Royal Challengers Bangalore (RCB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5 May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lhi Capitals (DC) Vs Mumbai Indians (MI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6 May 202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ennai Super Kings (CSK) Vs Kolkata Knight Riders (KKR)</text:p>
          </table:table-cell>
          <table:table-cell office:value-type="string" calcext:value-type="string">
            <text:p>M.A.Chidambaram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7 May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ings XI Punjab (KXIP) Vs Rajasthan Royals (RR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8 May 20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umbai Indians (MI) Vs Sun Risers Hyderabad (SRH)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.</text:p>
          </table:table-cell>
          <table:table-cell office:value-type="string" calcext:value-type="string">
            <text:p>9 May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ennai Super Kings (CSK) Vs Delhi Capitals (DC)</text:p>
          </table:table-cell>
          <table:table-cell office:value-type="string" calcext:value-type="string">
            <text:p>M.A.Chidambaram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10 May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4:00 PM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Kolkata Knight Riders (KKR) Vs Royal Challengers Bangalore (RCB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10 May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jasthan Royals (RR) Vs Mumbai Indians (MI)</text:p>
          </table:table-cell>
          <table:table-cell office:value-type="string" calcext:value-type="string">
            <text:p>Sawai Mansingh Stadium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11 May 20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n Risers Hyderabad (SRH) Vs Kings XI Punjab (KXIP)</text:p>
          </table:table-cell>
          <table:table-cell office:value-type="string" calcext:value-type="string">
            <text:p>R.G.I. Cricket Stadiu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.</text:p>
          </table:table-cell>
          <table:table-cell office:value-type="string" calcext:value-type="string">
            <text:p>12 May 202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lhi Capitals (DC) Vs Rajasthan Royals (RR)</text:p>
          </table:table-cell>
          <table:table-cell office:value-type="string" calcext:value-type="string">
            <text:p>Feroz Shah Kotla Stadium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13 May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yal Challengers Bangalore (RCB) Vs Chennai Super Kings (CSK)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.</text:p>
          </table:table-cell>
          <table:table-cell office:value-type="string" calcext:value-type="string">
            <text:p>14 May 20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olkata Knight Riders (KKR) Vs Sun Risers Hyderabad (SRH)</text:p>
          </table:table-cell>
          <table:table-cell office:value-type="string" calcext:value-type="string">
            <text:p>Eden Gardens Stadium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15 May 20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ings XI Punjab (KXIP) Vs Delhi Capitals (DC)</text:p>
          </table:table-cell>
          <table:table-cell office:value-type="string" calcext:value-type="string">
            <text:p>PCA Stadium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16 May 20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yal Challengers Bangalore (RCB) Vs Mumbai Indians (MI)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.</text:p>
          </table:table-cell>
          <table:table-cell office:value-type="string" calcext:value-type="string">
            <text:p>17 May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ualifier-1</text:p>
          </table:table-cell>
          <table:table-cell office:value-type="string" calcext:value-type="string">
            <text:p>Eden Gardens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est Bengal.</text:p>
          </table:table-cell>
          <table:table-cell table:style-name="ce4" office:value-type="string" calcext:value-type="string">
            <text:p>TBD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liminator</text:p>
          </table:table-cell>
          <table:table-cell office:value-type="string" calcext:value-type="string">
            <text:p>M.Chinnaswamy Stadium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.</text:p>
          </table:table-cell>
          <table:table-cell table:style-name="ce4" office:value-type="string" calcext:value-type="string">
            <text:p>TBD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alifier-2</text:p>
          </table:table-cell>
          <table:table-cell office:value-type="string" calcext:value-type="string">
            <text:p>M.A.Chidambaram Chepauk Stadium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.</text:p>
          </table:table-cell>
          <table:table-cell table:style-name="ce4" office:value-type="string" calcext:value-type="string">
            <text:p>TBD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Wankhede Stadium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24 May 202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:00 PM</text:p>
          </table:table-cell>
          <table:table-cell table:number-columns-repeated="3"/>
        </table:table-row>
        <table:table-row table:style-name="ro1">
          <table:table-cell table:style-name="ce5" table:number-columns-spanned="11" table:number-rows-spanned="1"/>
          <table:covered-table-cell table:number-columns-repeated="7"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7:19:55.094090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52:58.475273047</meta:creation-date>
    <dc:date>2020-02-19T17:20:24.010321564</dc:date>
    <meta:editing-duration>PT3M51S</meta:editing-duration>
    <meta:editing-cycles>2</meta:editing-cycles>
    <meta:generator>LibreOffice/6.0.7.3$Linux_X86_64 LibreOffice_project/00m0$Build-3</meta:generator>
    <meta:document-statistic meta:table-count="1" meta:cell-count="480" meta:object-count="0"/>
  </office:meta>
</office:document-meta>
</file>